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Heading_20_3">
      <style:paragraph-properties fo:text-align="justify" style:justify-single-word="false"/>
    </style:style>
    <style:style style:name="P4" style:family="paragraph" style:parent-style-name="Heading_20_4">
      <style:paragraph-properties fo:text-align="justify" style:justify-single-word="false"/>
    </style:style>
    <style:style style:name="P5" style:family="paragraph" style:parent-style-name="Horizontal_20_Line">
      <style:paragraph-properties fo:text-align="justify" style:justify-single-word="false"/>
    </style:style>
    <style:style style:name="P6" style:family="paragraph" style:parent-style-name="Preformatted_20_Text">
      <style:paragraph-properties fo:text-align="justify" style:justify-single-word="false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align="justify" style:justify-single-word="false" fo:text-indent="0cm" style:auto-text-indent="false"/>
    </style:style>
    <style:style style:name="P8" style:family="paragraph" style:parent-style-name="Preformatted_20_Text">
      <style:paragraph-properties fo:margin-left="0cm" fo:margin-right="0cm" fo:text-align="justify" style:justify-single-word="false" fo:text-indent="0cm" style:auto-text-indent="false"/>
    </style:style>
    <style:style style:name="P9" style:family="paragraph" style:parent-style-name="Preformatted_20_Text">
      <style:paragraph-properties fo:text-align="justify" style:justify-single-word="false"/>
      <style:text-properties officeooo:paragraph-rsid="0009538f"/>
    </style:style>
    <style:style style:name="P10" style:family="paragraph" style:parent-style-name="Preformatted_20_Text">
      <style:paragraph-properties fo:margin-top="0cm" fo:margin-bottom="0.499cm" style:contextual-spacing="false" fo:text-align="justify" style:justify-single-word="false"/>
      <style:text-properties officeooo:paragraph-rsid="0009538f"/>
    </style:style>
    <style:style style:name="P11" style:family="paragraph" style:parent-style-name="Preformatted_20_Text">
      <style:paragraph-properties fo:text-align="justify" style:justify-single-word="false"/>
      <style:text-properties officeooo:paragraph-rsid="000a073c"/>
    </style:style>
    <style:style style:name="P12" style:family="paragraph" style:parent-style-name="Preformatted_20_Text">
      <style:paragraph-properties fo:text-align="justify" style:justify-single-word="false"/>
      <style:text-properties officeooo:paragraph-rsid="000aed12"/>
    </style:style>
    <style:style style:name="P13" style:family="paragraph" style:parent-style-name="Preformatted_20_Text">
      <style:paragraph-properties fo:margin-top="0cm" fo:margin-bottom="0.499cm" style:contextual-spacing="false" fo:text-align="justify" style:justify-single-word="false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Heading_20_3">
      <style:paragraph-properties fo:text-align="justify" style:justify-single-word="false"/>
      <style:text-properties officeooo:paragraph-rsid="0024ae2f"/>
    </style:style>
    <style:style style:name="P16" style:family="paragraph" style:parent-style-name="Preformatted_20_Text">
      <style:paragraph-properties fo:text-align="justify" style:justify-single-word="false"/>
      <style:text-properties officeooo:paragraph-rsid="0024ae2f"/>
    </style:style>
    <style:style style:name="P17" style:family="paragraph" style:parent-style-name="Text_20_body">
      <style:paragraph-properties fo:text-align="justify" style:justify-single-word="false"/>
      <style:text-properties officeooo:paragraph-rsid="0024ae2f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background-color="#2196f3"/>
    </style:style>
    <style:style style:name="P19" style:family="paragraph" style:parent-style-name="Horizontal_20_Line">
      <style:paragraph-properties fo:text-align="justify" style:justify-single-word="false"/>
    </style:style>
    <style:style style:name="P20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21" style:family="paragraph" style:parent-style-name="Text_20_body" style:list-style-name="L1">
      <style:paragraph-properties fo:text-align="justify" style:justify-single-word="false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Text_20_body">
      <style:paragraph-properties fo:text-align="justify" style:justify-single-word="false"/>
      <style:text-properties officeooo:paragraph-rsid="0028196f"/>
    </style:style>
    <style:style style:name="P24" style:family="paragraph" style:parent-style-name="Text_20_body">
      <style:paragraph-properties fo:text-align="justify" style:justify-single-word="false"/>
      <style:text-properties officeooo:rsid="0028196f" officeooo:paragraph-rsid="0028196f"/>
    </style:style>
    <style:style style:name="P25" style:family="paragraph" style:parent-style-name="Text_20_body">
      <style:paragraph-properties fo:text-align="justify" style:justify-single-word="false"/>
      <style:text-properties officeooo:rsid="0028196f" officeooo:paragraph-rsid="002a9f8c"/>
    </style:style>
    <style:style style:name="P26" style:family="paragraph" style:parent-style-name="Text_20_body">
      <style:paragraph-properties fo:text-align="justify" style:justify-single-word="false"/>
      <style:text-properties officeooo:rsid="002967e7" officeooo:paragraph-rsid="002967e7"/>
    </style:style>
    <style:style style:name="T1" style:family="text">
      <style:text-properties officeooo:rsid="0008432a"/>
    </style:style>
    <style:style style:name="T2" style:family="text">
      <style:text-properties officeooo:rsid="0009538f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a073c"/>
    </style:style>
    <style:style style:name="T6" style:family="text">
      <style:text-properties officeooo:rsid="000aed12"/>
    </style:style>
    <style:style style:name="T7" style:family="text">
      <style:text-properties officeooo:rsid="000bf7dc"/>
    </style:style>
    <style:style style:name="T8" style:family="text">
      <style:text-properties officeooo:rsid="000dbea6"/>
    </style:style>
    <style:style style:name="T9" style:family="text">
      <style:text-properties officeooo:rsid="000f7c35"/>
    </style:style>
    <style:style style:name="T10" style:family="text">
      <style:text-properties officeooo:rsid="00101d6f"/>
    </style:style>
    <style:style style:name="T11" style:family="text">
      <style:text-properties officeooo:rsid="001131d6"/>
    </style:style>
    <style:style style:name="T12" style:family="text">
      <style:text-properties officeooo:rsid="00128003"/>
    </style:style>
    <style:style style:name="T13" style:family="text">
      <style:text-properties officeooo:rsid="00146596"/>
    </style:style>
    <style:style style:name="T14" style:family="text">
      <style:text-properties officeooo:rsid="00158334"/>
    </style:style>
    <style:style style:name="T15" style:family="text">
      <style:text-properties officeooo:rsid="00169b6a"/>
    </style:style>
    <style:style style:name="T16" style:family="text">
      <style:text-properties officeooo:rsid="0016c7b9"/>
    </style:style>
    <style:style style:name="T17" style:family="text">
      <style:text-properties officeooo:rsid="0016e48f"/>
    </style:style>
    <style:style style:name="T18" style:family="text">
      <style:text-properties officeooo:rsid="00186d05"/>
    </style:style>
    <style:style style:name="T19" style:family="text">
      <style:text-properties officeooo:rsid="0018a85d"/>
    </style:style>
    <style:style style:name="T20" style:family="text">
      <style:text-properties officeooo:rsid="00195647"/>
    </style:style>
    <style:style style:name="T21" style:family="text">
      <style:text-properties officeooo:rsid="0019f89f"/>
    </style:style>
    <style:style style:name="T22" style:family="text">
      <style:text-properties officeooo:rsid="0020ef6e"/>
    </style:style>
    <style:style style:name="T23" style:family="text">
      <style:text-properties officeooo:rsid="002120ee"/>
    </style:style>
    <style:style style:name="T24" style:family="text">
      <style:text-properties officeooo:rsid="0022c34a"/>
    </style:style>
    <style:style style:name="T25" style:family="text">
      <style:text-properties officeooo:rsid="002425cb"/>
    </style:style>
    <style:style style:name="T26" style:family="text">
      <style:text-properties officeooo:rsid="0024ae2f"/>
    </style:style>
    <style:style style:name="T27" style:family="text">
      <style:text-properties officeooo:rsid="0026682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étodos <text:span text:style-name="T1">en </text:span>Java</text:h>
      <text:p text:style-name="P5"/>
      <text:p text:style-name="P14">Un <text:span text:style-name="Strong_20_Emphasis">método</text:span> es un bloque de código que solo se ejecuta cuando se llama.</text:p>
      <text:p text:style-name="P14">Puedes pasar datos, conocidos como parámetros, en un método.</text:p>
      <text:p text:style-name="P14">Los métodos se utilizan para realizar ciertas acciones y también se conocen como <text:span text:style-name="Strong_20_Emphasis">funciones</text:span>.</text:p>
      <text:p text:style-name="P14"><text:span text:style-name="T1">¿</text:span>Por qué usar métodos? Para reutilizar el código: definir el código una vez, y utilizar<text:span text:style-name="T1">lo</text:span> muchas veces.</text:p>
      <text:p text:style-name="P5"/>
      <text:h text:style-name="P2" text:outline-level="2">Crear un método</text:h>
      <text:p text:style-name="P14">Un método debe ser declarado dentro de una clase. Se define con el nombre del método, seguido de paréntesis <text:span text:style-name="Strong_20_Emphasis">(</text:span>). Java proporciona algunos métodos predefinidos, tales como <text:span text:style-name="Source_20_Text">System.out.println()</text:span>, pero también puede crear sus propios métodos para realizar ciertas acciones:</text:p>
      <text:h text:style-name="P3" text:outline-level="3">Ejemplo </text:h>
      <text:p text:style-name="P14">Crear un método dentro de <text:span text:style-name="T2">Main</text:span>:</text:p>
      <text:p text:style-name="P6"><text:span text:style-name="Source_20_Text">public class </text:span><text:span text:style-name="Source_20_Text"><text:span text:style-name="T2">Main</text:span></text:span><text:span text:style-name="Source_20_Text"> {</text:span></text:p>
      <text:p text:style-name="P6"><text:span text:style-name="Source_20_Text"><text:s text:c="2"/>static void </text:span><text:span text:style-name="Source_20_Text"><text:span text:style-name="T1">miMetodo</text:span></text:span><text:span text:style-name="Source_20_Text">() {</text:span></text:p>
      <text:p text:style-name="P6"><text:span text:style-name="Source_20_Text"><text:s text:c="4"/>// </text:span><text:span text:style-name="Source_20_Text"><text:span text:style-name="T1">código a ser ejecutado</text:span></text:span></text:p>
      <text:p text:style-name="P6"><text:span text:style-name="Source_20_Text"><text:s text:c="2"/>}</text:span></text:p>
      <text:p text:style-name="P6"><text:span text:style-name="Source_20_Text">}</text:span></text:p>
      <text:p text:style-name="P7"><text:span text:style-name="Source_20_Text"><text:s/></text:span></text:p>
      <text:h text:style-name="P4" text:outline-level="4">Ejemplo <text:span text:style-name="T1">explicado</text:span></text:h>
      <text:list text:style-name="L1">
        <text:list-item>
          <text:p text:style-name="P20"><text:span text:style-name="Source_20_Text">m</text:span><text:span text:style-name="Source_20_Text"><text:span text:style-name="T2">i</text:span></text:span><text:span text:style-name="Source_20_Text">Met</text:span><text:span text:style-name="Source_20_Text"><text:span text:style-name="T2">o</text:span></text:span><text:span text:style-name="Source_20_Text">d</text:span><text:span text:style-name="Source_20_Text"><text:span text:style-name="T2">o</text:span></text:span><text:span text:style-name="Source_20_Text">()</text:span>es el nombre del método </text:p>
        </text:list-item>
        <text:list-item>
          <text:p text:style-name="P20"><text:span text:style-name="Source_20_Text">static </text:span>significa que el método pertenece a la Clase principal.</text:p>
        </text:list-item>
        <text:list-item>
          <text:p text:style-name="P21"><text:span text:style-name="Source_20_Text"><text:span text:style-name="T2">v</text:span></text:span><text:span text:style-name="Source_20_Text">oid </text:span>significa que este método no tiene un valor de retorno. </text:p>
        </text:list-item>
      </text:list>
      <text:p text:style-name="P5"/>
      <text:h text:style-name="P2" text:outline-level="2">Llama<text:span text:style-name="T2">da</text:span> a<text:span text:style-name="T2">l</text:span> Método</text:h>
      <text:p text:style-name="P14">Para llamar a un método en Java, <text:span text:style-name="T5">se escribe</text:span> el nombre del método seguido por dos paréntesis <text:span text:style-name="Strong_20_Emphasis">()</text:span> y un punto y coma<text:span text:style-name="Strong_20_Emphasis">;</text:span></text:p>
      <text:p text:style-name="P14">En el siguiente ejemplo, <text:span text:style-name="Source_20_Text">m</text:span><text:span text:style-name="Source_20_Text"><text:span text:style-name="T2">i</text:span></text:span><text:span text:style-name="Source_20_Text">Met</text:span><text:span text:style-name="Source_20_Text"><text:span text:style-name="T2">o</text:span></text:span><text:span text:style-name="Source_20_Text">d</text:span><text:span text:style-name="Source_20_Text"><text:span text:style-name="T2">o</text:span></text:span><text:span text:style-name="Source_20_Text">()</text:span>se utiliza para imprimir un texto (la acción), cuando se <text:span text:style-name="T2">le</text:span> llama:</text:p>
      <text:h text:style-name="P3" text:outline-level="3">Ejemplo</text:h>
      <text:p text:style-name="P14">Dentro <text:span text:style-name="Source_20_Text">main</text:span>, llama a<text:span text:style-name="T2">l método</text:span> <text:span text:style-name="Source_20_Text">m</text:span><text:span text:style-name="Source_20_Text"><text:span text:style-name="T2">i</text:span></text:span><text:span text:style-name="Source_20_Text">Met</text:span><text:span text:style-name="Source_20_Text"><text:span text:style-name="T2">odo</text:span></text:span><text:span text:style-name="Source_20_Text">()</text:span>:</text:p>
      <text:p text:style-name="P14"/>
      <text:p text:style-name="P6"><text:soft-page-break/><text:span text:style-name="Source_20_Text">public class Main {</text:span></text:p>
      <text:p text:style-name="P6"><text:span text:style-name="Source_20_Text"><text:s text:c="2"/>static void </text:span><text:span text:style-name="Source_20_Text"><text:span text:style-name="T2">miMetodo</text:span></text:span><text:span text:style-name="Source_20_Text">() {</text:span></text:p>
      <text:p text:style-name="P6"><text:span text:style-name="Source_20_Text"><text:s text:c="4"/>System.out.println("</text:span><text:span text:style-name="Source_20_Text"><text:span text:style-name="T2">Yo me ejecuto</text:span></text:span><text:span text:style-name="Source_20_Text">");</text:span></text:p>
      <text:p text:style-name="P6"><text:span text:style-name="Source_20_Text"><text:s text:c="2"/>}</text:span></text:p>
      <text:p text:style-name="P6"/>
      <text:p text:style-name="P6"><text:span text:style-name="Source_20_Text"><text:s text:c="2"/>public static void main(String[] args) {</text:span></text:p>
      <text:p text:style-name="P6"><text:span text:style-name="Source_20_Text"><text:s text:c="4"/>m</text:span><text:span text:style-name="Source_20_Text"><text:span text:style-name="T2">iMetodo</text:span></text:span><text:span text:style-name="Source_20_Text">();</text:span></text:p>
      <text:p text:style-name="P6"><text:span text:style-name="Source_20_Text"><text:s text:c="2"/>}</text:span></text:p>
      <text:p text:style-name="P6"><text:span text:style-name="Source_20_Text">}</text:span></text:p>
      <text:p text:style-name="P6"/>
      <text:p text:style-name="P9"><text:span text:style-name="Source_20_Text">// </text:span><text:span text:style-name="Source_20_Text"><text:span text:style-name="T2">muestra</text:span></text:span><text:span text:style-name="Source_20_Text"> "</text:span><text:span text:style-name="Source_20_Text"><text:span text:style-name="T2">Yo me ejecuto</text:span></text:span><text:span text:style-name="Source_20_Text">"</text:span></text:p>
      <text:p text:style-name="P7"><text:span text:style-name="Source_20_Text"><text:s/></text:span></text:p>
      <text:p text:style-name="P14">Un método también se puede llamar varias veces:</text:p>
      <text:h text:style-name="P3" text:outline-level="3">Ejemplo</text:h>
      <text:p text:style-name="P6"><text:span text:style-name="Source_20_Text">public class Main {</text:span></text:p>
      <text:p text:style-name="P6"><text:span text:style-name="Source_20_Text"><text:s text:c="2"/>static void m</text:span><text:span text:style-name="Source_20_Text"><text:span text:style-name="T2">iMetodo</text:span></text:span><text:span text:style-name="Source_20_Text">() {</text:span></text:p>
      <text:p text:style-name="P9"><text:span text:style-name="Source_20_Text"><text:s text:c="4"/>System.out.println("</text:span><text:span text:style-name="Source_20_Text"><text:span text:style-name="T2">Yo me ejecuto</text:span></text:span><text:span text:style-name="Source_20_Text">");</text:span></text:p>
      <text:p text:style-name="P6"><text:span text:style-name="Source_20_Text"><text:s text:c="2"/>}</text:span></text:p>
      <text:p text:style-name="P6"/>
      <text:p text:style-name="P6"><text:span text:style-name="Source_20_Text"><text:s text:c="2"/>public static void main(String[] args) {</text:span></text:p>
      <text:p text:style-name="P9"><text:span text:style-name="Source_20_Text"><text:s text:c="4"/>m</text:span><text:span text:style-name="Source_20_Text"><text:span text:style-name="T2">iMetodo</text:span></text:span><text:span text:style-name="Source_20_Text">();</text:span></text:p>
      <text:p text:style-name="P9"><text:span text:style-name="Source_20_Text"><text:s text:c="4"/>m</text:span><text:span text:style-name="Source_20_Text"><text:span text:style-name="T2">iMetodo</text:span></text:span><text:span text:style-name="Source_20_Text">();</text:span></text:p>
      <text:p text:style-name="P9"><text:span text:style-name="Source_20_Text"><text:s text:c="4"/>m</text:span><text:span text:style-name="Source_20_Text"><text:span text:style-name="T2">iMetodo</text:span></text:span><text:span text:style-name="Source_20_Text">();</text:span></text:p>
      <text:p text:style-name="P6"><text:span text:style-name="Source_20_Text"><text:s text:c="2"/>}</text:span></text:p>
      <text:p text:style-name="P6"><text:span text:style-name="Source_20_Text">}</text:span></text:p>
      <text:p text:style-name="P6"/>
      <text:p text:style-name="P9"><text:span text:style-name="Source_20_Text">// <text:s/></text:span><text:span text:style-name="Source_20_Text"><text:span text:style-name="T2">Yo me ejecuto</text:span></text:span></text:p>
      <text:p text:style-name="P9"><text:span text:style-name="Source_20_Text">// <text:s/></text:span><text:span text:style-name="Source_20_Text"><text:span text:style-name="T2">Yo me ejecuto</text:span></text:span></text:p>
      <text:p text:style-name="P10"><text:span text:style-name="Source_20_Text">// <text:s/></text:span><text:span text:style-name="Source_20_Text"><text:span text:style-name="T2">Yo me ejecuto</text:span></text:span></text:p>
      <text:h text:style-name="P1" text:outline-level="1">Parámetros de <text:span text:style-name="T5">un</text:span> método <text:span text:style-name="T5">en </text:span>Java</text:h>
      <text:p text:style-name="P5"/>
      <text:h text:style-name="P2" text:outline-level="2">Parámetros y Argumentos</text:h>
      <text:p text:style-name="P14"><text:span text:style-name="T5">Los datos</text:span> se puede<text:span text:style-name="T5">n</text:span> transmitir a los métodos como parámetro<text:span text:style-name="T5">s</text:span>. Los parámetros actúan como variables dentro del método.</text:p>
      <text:p text:style-name="P14">Los parámetros se especifican después del nombre del método, dentro de los paréntesis. Puedes añadir tantos parámetros como quieras, simplemente separarlos con una coma.</text:p>
      <text:p text:style-name="P14">El siguiente ejemplo tiene un método que toma un <text:span text:style-name="Source_20_Text">String </text:span>llamado <text:span text:style-name="T3">nombre</text:span> como parámetro. Cuando se llama el método, pasamos un nombre, que se utiliza dentro del método para imprimir el nombre completo:</text:p>
      <text:h text:style-name="P3" text:outline-level="3">Ejemplo </text:h>
      <text:p text:style-name="P6"><text:span text:style-name="Source_20_Text">public class Main {</text:span></text:p>
      <text:p text:style-name="P6"><text:span text:style-name="Source_20_Text"><text:s text:c="2"/>static void </text:span><text:span text:style-name="Source_20_Text"><text:span text:style-name="T5">miMetodo</text:span></text:span><text:span text:style-name="Source_20_Text">(String </text:span><text:span text:style-name="Source_20_Text"><text:span text:style-name="T5">nombre</text:span></text:span><text:span text:style-name="Source_20_Text">) {</text:span></text:p>
      <text:p text:style-name="P6"><text:span text:style-name="Source_20_Text"><text:s text:c="4"/>System.out.println(n</text:span><text:span text:style-name="Source_20_Text"><text:span text:style-name="T5">ombre</text:span></text:span><text:span text:style-name="Source_20_Text"> + " </text:span><text:span text:style-name="Source_20_Text"><text:span text:style-name="T5">Pérez</text:span></text:span><text:span text:style-name="Source_20_Text">");</text:span></text:p>
      <text:p text:style-name="P6"><text:span text:style-name="Source_20_Text"><text:s text:c="2"/>}</text:span></text:p>
      <text:p text:style-name="P6"/>
      <text:p text:style-name="P11"><text:span text:style-name="Source_20_Text"><text:s text:c="2"/></text:span></text:p>
      <text:p text:style-name="P11"><text:soft-page-break/><text:span text:style-name="Source_20_Text">public static void main(String[] args) {</text:span></text:p>
      <text:p text:style-name="P6"><text:span text:style-name="Source_20_Text"><text:s text:c="4"/>m</text:span><text:span text:style-name="Source_20_Text"><text:span text:style-name="T5">i</text:span></text:span><text:span text:style-name="Source_20_Text">Metod</text:span><text:span text:style-name="Source_20_Text"><text:span text:style-name="T5">o</text:span></text:span><text:span text:style-name="Source_20_Text">("Liam");</text:span></text:p>
      <text:p text:style-name="P6"><text:span text:style-name="Source_20_Text"><text:s text:c="4"/>m</text:span><text:span text:style-name="Source_20_Text"><text:span text:style-name="T5">i</text:span></text:span><text:span text:style-name="Source_20_Text">Metod</text:span><text:span text:style-name="Source_20_Text"><text:span text:style-name="T5">o</text:span></text:span><text:span text:style-name="Source_20_Text">("Jenny");</text:span></text:p>
      <text:p text:style-name="P6"><text:span text:style-name="Source_20_Text"><text:s text:c="4"/>m</text:span><text:span text:style-name="Source_20_Text"><text:span text:style-name="T5">i</text:span></text:span><text:span text:style-name="Source_20_Text">Metod</text:span><text:span text:style-name="Source_20_Text"><text:span text:style-name="T5">o</text:span></text:span><text:span text:style-name="Source_20_Text">("Ana");</text:span></text:p>
      <text:p text:style-name="P6"><text:span text:style-name="Source_20_Text"><text:s text:c="2"/>}</text:span></text:p>
      <text:p text:style-name="P6"><text:span text:style-name="Source_20_Text">}</text:span></text:p>
      <text:p text:style-name="P6"><text:span text:style-name="Source_20_Text">// Liam </text:span><text:span text:style-name="Source_20_Text"><text:span text:style-name="T5">Pérez</text:span></text:span></text:p>
      <text:p text:style-name="P11"><text:span text:style-name="Source_20_Text">// Jenny </text:span><text:span text:style-name="Source_20_Text"><text:span text:style-name="T5">Pérez</text:span></text:span></text:p>
      <text:p text:style-name="P11"><text:span text:style-name="Source_20_Text">// Ana </text:span><text:span text:style-name="Source_20_Text"><text:span text:style-name="T5">Pérez</text:span></text:span></text:p>
      <text:p text:style-name="P11"><text:span text:style-name="Source_20_Text"/></text:p>
      <text:p text:style-name="P14">Cuando un <text:span text:style-name="Strong_20_Emphasis">parámetro</text:span> se pasa al método, se llama argumento. Así, del ejemplo anterior: <text:span text:style-name="Source_20_Text"><text:span text:style-name="T5">nombre </text:span></text:span>es un <text:span text:style-name="Strong_20_Emphasis">parámetro</text:span>, mientras que <text:span text:style-name="Source_20_Text">Liam</text:span>, <text:span text:style-name="Source_20_Text">Jenny </text:span>y <text:span text:style-name="Source_20_Text">Ana </text:span>son <text:span text:style-name="Strong_20_Emphasis">argumentos</text:span>.</text:p>
      <text:p text:style-name="P5"/>
      <text:h text:style-name="P2" text:outline-level="2"><text:span text:style-name="T5">Múltiples</text:span> Parámetros</text:h>
      <text:p text:style-name="P14">Puedes tener tantos parámetros como quieras:</text:p>
      <text:h text:style-name="P3" text:outline-level="3">Ejemplo</text:h>
      <text:p text:style-name="P6"><text:span text:style-name="Source_20_Text">public class Main {</text:span></text:p>
      <text:p text:style-name="P6"><text:span text:style-name="Source_20_Text"><text:s text:c="2"/>static void </text:span><text:span text:style-name="Source_20_Text"><text:span text:style-name="T5">miMetodo</text:span></text:span><text:span text:style-name="Source_20_Text">(String </text:span><text:span text:style-name="Source_20_Text"><text:span text:style-name="T5">nombre</text:span></text:span><text:span text:style-name="Source_20_Text">, int </text:span><text:span text:style-name="Source_20_Text"><text:span text:style-name="T5">edad</text:span></text:span><text:span text:style-name="Source_20_Text">) {</text:span></text:p>
      <text:p text:style-name="P6"><text:span text:style-name="Source_20_Text"><text:s text:c="4"/>System.out.println(</text:span><text:span text:style-name="Source_20_Text"><text:span text:style-name="T5">nombre</text:span></text:span><text:span text:style-name="Source_20_Text"> + " </text:span><text:span text:style-name="Source_20_Text"><text:span text:style-name="T5">tiene</text:span></text:span><text:span text:style-name="Source_20_Text"> " + </text:span><text:span text:style-name="Source_20_Text"><text:span text:style-name="T5">edad</text:span></text:span><text:span text:style-name="Source_20_Text">);</text:span></text:p>
      <text:p text:style-name="P6"><text:span text:style-name="Source_20_Text"><text:s text:c="2"/>}</text:span></text:p>
      <text:p text:style-name="P6"/>
      <text:p text:style-name="P6"><text:span text:style-name="Source_20_Text"><text:s text:c="2"/>public static void main(String[] args) {</text:span></text:p>
      <text:p text:style-name="P6"><text:span text:style-name="Source_20_Text"><text:s text:c="4"/></text:span><text:span text:style-name="Source_20_Text"><text:span text:style-name="T5">miMetodo</text:span></text:span><text:span text:style-name="Source_20_Text">("Liam", 5);</text:span></text:p>
      <text:p text:style-name="P11"><text:span text:style-name="Source_20_Text"><text:s text:c="4"/></text:span><text:span text:style-name="Source_20_Text"><text:span text:style-name="T5">miMetodo</text:span></text:span><text:span text:style-name="Source_20_Text">("Jenny", 8);</text:span></text:p>
      <text:p text:style-name="P11"><text:span text:style-name="Source_20_Text"><text:s text:c="4"/></text:span><text:span text:style-name="Source_20_Text"><text:span text:style-name="T5">miMetodo</text:span></text:span><text:span text:style-name="Source_20_Text">("Ana", 31);</text:span></text:p>
      <text:p text:style-name="P6"><text:span text:style-name="Source_20_Text"><text:s text:c="2"/>}</text:span></text:p>
      <text:p text:style-name="P6"><text:span text:style-name="Source_20_Text">}</text:span></text:p>
      <text:p text:style-name="P6"/>
      <text:p text:style-name="P6"><text:span text:style-name="Source_20_Text">// Liam </text:span><text:span text:style-name="Source_20_Text"><text:span text:style-name="T5">tiene</text:span></text:span><text:span text:style-name="Source_20_Text"> 5</text:span></text:p>
      <text:p text:style-name="P6"><text:span text:style-name="Source_20_Text">// Jenny </text:span><text:span text:style-name="Source_20_Text"><text:span text:style-name="T5">tiene</text:span></text:span><text:span text:style-name="Source_20_Text"> 8</text:span></text:p>
      <text:p text:style-name="P6"><text:span text:style-name="Source_20_Text">// Ana </text:span><text:span text:style-name="Source_20_Text"><text:span text:style-name="T5">tiene</text:span></text:span><text:span text:style-name="Source_20_Text"> 31</text:span></text:p>
      <text:p text:style-name="P7"><text:span text:style-name="Source_20_Text"><text:s/></text:span></text:p>
      <text:p text:style-name="P14"><text:span text:style-name="T5">C</text:span>uando <text:span text:style-name="T5">se</text:span> trabaja con múltiples parámetros, la llamada del método debe tener el mismo número de argumentos que los parámetros, y los argumentos deben ser <text:span text:style-name="T5">posicionados</text:span> en el mismo orden.</text:p>
      <text:p text:style-name="P5"/>
      <text:h text:style-name="P2" text:outline-level="2">Valores de retorno</text:h>
      <text:p text:style-name="P14">El palabra clave <text:span text:style-name="Source_20_Text">void</text:span>, utilizada en los ejemplos anteriores, indica que el método no debe devolver un valor. Si desea<text:span text:style-name="T6">s</text:span> que el método devuelva un valor, puede<text:span text:style-name="T6">s</text:span> utilizar un tipo de datos (como <text:span text:style-name="Source_20_Text">int</text:span>, <text:span text:style-name="Source_20_Text">char</text:span>, etc.) en lugar de <text:span text:style-name="Source_20_Text">void</text:span>, y utilizar l<text:span text:style-name="T6">a palabra</text:span> <text:span text:style-name="T6">clave </text:span><text:span text:style-name="Source_20_Text">return</text:span> dentro del método:</text:p>
      <text:h text:style-name="P3" text:outline-level="3">Ejemplo</text:h>
      <text:p text:style-name="P6"><text:span text:style-name="Source_20_Text">public class Main {</text:span></text:p>
      <text:p text:style-name="P6"><text:span text:style-name="Source_20_Text"><text:s text:c="2"/>static </text:span><text:span text:style-name="Source_20_Text"><text:span text:style-name="Strong_20_Emphasis">int</text:span></text:span><text:span text:style-name="Source_20_Text"> </text:span><text:span text:style-name="Source_20_Text"><text:span text:style-name="T6">miMetodo</text:span></text:span><text:span text:style-name="Source_20_Text">(int x) {</text:span></text:p>
      <text:p text:style-name="P6"><text:span text:style-name="Source_20_Text"><text:s text:c="4"/></text:span><text:span text:style-name="Source_20_Text"><text:span text:style-name="Strong_20_Emphasis">return</text:span></text:span><text:span text:style-name="Source_20_Text"> 5 + x;</text:span></text:p>
      <text:p text:style-name="P6"><text:span text:style-name="Source_20_Text"><text:s text:c="2"/>}</text:span></text:p>
      <text:p text:style-name="P6"/>
      <text:p text:style-name="P6"><text:span text:style-name="Source_20_Text"><text:s text:c="2"/>public static void main(String[] args) {</text:span></text:p>
      <text:p text:style-name="P12"><text:span text:style-name="Source_20_Text"><text:s text:c="4"/>System.out.println(</text:span><text:span text:style-name="Source_20_Text"><text:span text:style-name="T6">miMetodo</text:span></text:span><text:span text:style-name="Source_20_Text">(3));</text:span></text:p>
      <text:p text:style-name="P6"><text:soft-page-break/><text:span text:style-name="Source_20_Text"><text:s text:c="2"/>}</text:span></text:p>
      <text:p text:style-name="P6"><text:span text:style-name="Source_20_Text">}</text:span></text:p>
      <text:p text:style-name="P6"><text:span text:style-name="Source_20_Text">// </text:span><text:span text:style-name="Source_20_Text"><text:span text:style-name="T6">Muestra</text:span></text:span><text:span text:style-name="Source_20_Text"> 8 (5 + 3)</text:span></text:p>
      <text:p text:style-name="P7"><text:span text:style-name="Source_20_Text"><text:s/></text:span></text:p>
      <text:p text:style-name="P14">Este ejemplo devuelve la suma de <text:span text:style-name="Strong_20_Emphasis">los dos parámetros</text:span> de un <text:span text:style-name="Strong_20_Emphasis">método:</text:span></text:p>
      <text:h text:style-name="P3" text:outline-level="3">Ejemplo</text:h>
      <text:p text:style-name="P6"><text:span text:style-name="Source_20_Text">public class Main {</text:span></text:p>
      <text:p text:style-name="P6"><text:span text:style-name="Source_20_Text"><text:s text:c="2"/>static int </text:span><text:span text:style-name="Source_20_Text"><text:span text:style-name="T6">miMetodo</text:span></text:span><text:span text:style-name="Source_20_Text">(int x, int y) {</text:span></text:p>
      <text:p text:style-name="P6"><text:span text:style-name="Source_20_Text"><text:s text:c="4"/>return x + y;</text:span></text:p>
      <text:p text:style-name="P6"><text:span text:style-name="Source_20_Text"><text:s text:c="2"/>}</text:span></text:p>
      <text:p text:style-name="P6"/>
      <text:p text:style-name="P6"><text:span text:style-name="Source_20_Text"><text:s text:c="2"/>public static void main(String[] args) {</text:span></text:p>
      <text:p text:style-name="P6"><text:span text:style-name="Source_20_Text"><text:s text:c="4"/>System.out.println(</text:span><text:span text:style-name="Source_20_Text"><text:span text:style-name="T6">miMetodo</text:span></text:span><text:span text:style-name="Source_20_Text">(5, 3));</text:span></text:p>
      <text:p text:style-name="P6"><text:span text:style-name="Source_20_Text"><text:s text:c="2"/>}</text:span></text:p>
      <text:p text:style-name="P6"><text:span text:style-name="Source_20_Text">}</text:span></text:p>
      <text:p text:style-name="P13"><text:span text:style-name="Source_20_Text">// </text:span><text:span text:style-name="Source_20_Text"><text:span text:style-name="T6">Muestra</text:span></text:span><text:span text:style-name="Source_20_Text"> 8 (5 + 3)</text:span></text:p>
      <text:p text:style-name="P14">También puede<text:span text:style-name="T6">s</text:span> almacenar el resultado en una variable (recomendado, ya que es más fácil de leer y mantener):</text:p>
      <text:h text:style-name="P3" text:outline-level="3">Ejemplo</text:h>
      <text:p text:style-name="P6"><text:span text:style-name="Source_20_Text">public class Main {</text:span></text:p>
      <text:p text:style-name="P6"><text:span text:style-name="Source_20_Text"><text:s text:c="2"/>static int </text:span><text:span text:style-name="Source_20_Text"><text:span text:style-name="T6">miMetodo</text:span></text:span><text:span text:style-name="Source_20_Text">(int x, int y) {</text:span></text:p>
      <text:p text:style-name="P6"><text:span text:style-name="Source_20_Text"><text:s text:c="4"/>return x + y;</text:span></text:p>
      <text:p text:style-name="P6"><text:span text:style-name="Source_20_Text"><text:s text:c="2"/>}</text:span></text:p>
      <text:p text:style-name="P6"/>
      <text:p text:style-name="P6"><text:span text:style-name="Source_20_Text"><text:s text:c="2"/>public static void main(String[] args) {</text:span></text:p>
      <text:p text:style-name="P6"><text:span text:style-name="Source_20_Text"><text:s text:c="4"/>int z = </text:span><text:span text:style-name="Source_20_Text"><text:span text:style-name="T6">miMetodo</text:span></text:span><text:span text:style-name="Source_20_Text">(5, 3);</text:span></text:p>
      <text:p text:style-name="P6"><text:span text:style-name="Source_20_Text"><text:s text:c="4"/>System.out.println(z);</text:span></text:p>
      <text:p text:style-name="P6"><text:span text:style-name="Source_20_Text"><text:s text:c="2"/>}</text:span></text:p>
      <text:p text:style-name="P6"><text:span text:style-name="Source_20_Text">}</text:span></text:p>
      <text:p text:style-name="P13"><text:span text:style-name="Source_20_Text">// </text:span><text:span text:style-name="Source_20_Text"><text:span text:style-name="T6">Muestra</text:span></text:span><text:span text:style-name="Source_20_Text"> 8 (5 + 3)</text:span></text:p>
      <text:p text:style-name="P5"/>
      <text:h text:style-name="P2" text:outline-level="2">Un método con <text:span text:style-name="T6">if</text:span>... <text:span text:style-name="T6">e</text:span>lse</text:h>
      <text:p text:style-name="P14">Es común usar <text:span text:style-name="T6">sentencias </text:span><text:span text:style-name="Source_20_Text">if...else</text:span> dentro de los métodos:</text:p>
      <text:h text:style-name="P3" text:outline-level="3">Ejemplo</text:h>
      <text:p text:style-name="P6"><text:span text:style-name="Source_20_Text">public class Main {</text:span></text:p>
      <text:p text:style-name="P6"/>
      <text:p text:style-name="P6"><text:span text:style-name="Source_20_Text"><text:s text:c="2"/>// </text:span><text:span text:style-name="Source_20_Text"><text:span text:style-name="T7">Crea el método compruebaEdad() con una variable llamada</text:span></text:span><text:span text:style-name="Source_20_Text"> </text:span><text:span text:style-name="Strong_20_Emphasis"><text:span text:style-name="T7">edad</text:span></text:span></text:p>
      <text:p text:style-name="P6"><text:span text:style-name="Source_20_Text"><text:s text:c="2"/>static void </text:span><text:span text:style-name="Source_20_Text"><text:span text:style-name="T7">compruebaEdad</text:span></text:span><text:span text:style-name="Source_20_Text">(int </text:span><text:span text:style-name="Source_20_Text"><text:span text:style-name="T7">edad</text:span></text:span><text:span text:style-name="Source_20_Text">) {</text:span></text:p>
      <text:p text:style-name="P6"/>
      <text:p text:style-name="P6"><text:span text:style-name="Source_20_Text"><text:s text:c="4"/>// </text:span><text:span text:style-name="Source_20_Text"><text:span text:style-name="T7">Si edad es menor de</text:span></text:span><text:span text:style-name="Source_20_Text"> 18, </text:span><text:span text:style-name="Source_20_Text"><text:span text:style-name="T7">muestra</text:span></text:span><text:span text:style-name="Source_20_Text"> "</text:span><text:span text:style-name="Source_20_Text"><text:span text:style-name="T7">Acceso denegado</text:span></text:span><text:span text:style-name="Source_20_Text">"</text:span></text:p>
      <text:p text:style-name="P6"><text:span text:style-name="Source_20_Text"><text:s text:c="4"/>if (</text:span><text:span text:style-name="Source_20_Text"><text:span text:style-name="T7">edad</text:span></text:span><text:span text:style-name="Source_20_Text"> &lt; 18) {</text:span></text:p>
      <text:p text:style-name="P6"><text:span text:style-name="Source_20_Text"><text:s text:c="6"/>System.out.println("</text:span><text:span text:style-name="Source_20_Text"><text:span text:style-name="T7">Acceso denegado</text:span></text:span><text:span text:style-name="Source_20_Text">");</text:span></text:p>
      <text:p text:style-name="P6"/>
      <text:p text:style-name="P6"><text:span text:style-name="Source_20_Text"><text:s text:c="4"/>// </text:span><text:span text:style-name="Source_20_Text"><text:span text:style-name="T7">Si edad es mayor o igual a</text:span></text:span><text:span text:style-name="Source_20_Text"> 18, </text:span><text:span text:style-name="Source_20_Text"><text:span text:style-name="T7">muestra</text:span></text:span><text:span text:style-name="Source_20_Text"> "</text:span><text:span text:style-name="Source_20_Text"><text:span text:style-name="T7">Acceso garantizado</text:span></text:span><text:span text:style-name="Source_20_Text">"</text:span></text:p>
      <text:p text:style-name="P6"><text:span text:style-name="Source_20_Text"><text:s text:c="4"/>} else {</text:span></text:p>
      <text:p text:style-name="P6"><text:span text:style-name="Source_20_Text"><text:s text:c="6"/>System.out.println("</text:span><text:span text:style-name="Source_20_Text"><text:span text:style-name="T7">Acceso garantizado</text:span></text:span><text:span text:style-name="Source_20_Text">");</text:span></text:p>
      <text:p text:style-name="P6"><text:span text:style-name="Source_20_Text"><text:s text:c="4"/>}</text:span></text:p>
      <text:p text:style-name="P6"/>
      <text:p text:style-name="P6"><text:span text:style-name="Source_20_Text"><text:s text:c="2"/>}</text:span></text:p>
      <text:p text:style-name="P6"><text:soft-page-break/></text:p>
      <text:p text:style-name="P6"><text:span text:style-name="Source_20_Text"><text:s text:c="2"/>public static void main(String[] args) {</text:span></text:p>
      <text:p text:style-name="P6"><text:span text:style-name="Source_20_Text"><text:s text:c="4"/></text:span><text:span text:style-name="Source_20_Text"><text:span text:style-name="T8">compruebaEdad</text:span></text:span><text:span text:style-name="Source_20_Text">(20); // </text:span><text:span text:style-name="Source_20_Text"><text:span text:style-name="T8">Llama al método</text:span></text:span><text:span text:style-name="Source_20_Text"> </text:span><text:span text:style-name="Source_20_Text"><text:span text:style-name="T8">compruebaEdad</text:span></text:span><text:span text:style-name="Source_20_Text"> </text:span><text:span text:style-name="Source_20_Text"><text:span text:style-name="T8">y mete </text:span></text:span><text:span text:style-name="Source_20_Text">20</text:span></text:p>
      <text:p text:style-name="P6"><text:span text:style-name="Source_20_Text"><text:s text:c="2"/>}</text:span></text:p>
      <text:p text:style-name="P6"><text:span text:style-name="Source_20_Text">}</text:span></text:p>
      <text:p text:style-name="P6"/>
      <text:p text:style-name="P13"><text:span text:style-name="Source_20_Text">// </text:span><text:span text:style-name="Source_20_Text"><text:span text:style-name="T8">Muestra</text:span></text:span><text:span text:style-name="Source_20_Text"> "Acces</text:span><text:span text:style-name="Source_20_Text"><text:span text:style-name="T8">o garantizado</text:span></text:span><text:span text:style-name="Source_20_Text">"</text:span></text:p>
      <text:h text:style-name="P1" text:outline-level="1"><text:span text:style-name="T8">Sobrecarga de métodos en </text:span>Java</text:h>
      <text:p text:style-name="P5"/>
      <text:h text:style-name="P2" text:outline-level="2">Sobrecarga de métodos</text:h>
      <text:p text:style-name="P14">Con <text:span text:style-name="Strong_20_Emphasis">la sobrecarga de métodos</text:span>, múltiples métodos pueden tener el mismo nombre con diferentes parámetros:</text:p>
      <text:h text:style-name="P3" text:outline-level="3">Ejemplo </text:h>
      <text:p text:style-name="P6"><text:span text:style-name="Source_20_Text">int </text:span><text:span text:style-name="Source_20_Text"><text:span text:style-name="T8">miMetodo</text:span></text:span><text:span text:style-name="Source_20_Text">(int x)</text:span></text:p>
      <text:p text:style-name="P6"><text:span text:style-name="Source_20_Text">float </text:span><text:span text:style-name="Source_20_Text"><text:span text:style-name="T8">miMetodo</text:span></text:span><text:span text:style-name="Source_20_Text">(float x)</text:span></text:p>
      <text:p text:style-name="P13"><text:span text:style-name="Source_20_Text">double </text:span><text:span text:style-name="Source_20_Text"><text:span text:style-name="T8">miMetodo</text:span></text:span><text:span text:style-name="Source_20_Text">(double x, double y)</text:span></text:p>
      <text:p text:style-name="P14">Considere el siguiente ejemplo, que tiene dos métodos que añaden números de diferente tipo:</text:p>
      <text:h text:style-name="P3" text:outline-level="3">Ejemplo</text:h>
      <text:p text:style-name="P6"><text:span text:style-name="Source_20_Text">static int </text:span><text:span text:style-name="Source_20_Text"><text:span text:style-name="T8">sumaEnteros</text:span></text:span><text:span text:style-name="Source_20_Text">(int x, int y) {</text:span></text:p>
      <text:p text:style-name="P6"><text:span text:style-name="Source_20_Text"><text:s text:c="2"/>return x + y;</text:span></text:p>
      <text:p text:style-name="P6"><text:span text:style-name="Source_20_Text">}</text:span></text:p>
      <text:p text:style-name="P6"/>
      <text:p text:style-name="P6"><text:span text:style-name="Source_20_Text">static double </text:span><text:span text:style-name="Source_20_Text"><text:span text:style-name="T8">sumaDoble</text:span></text:span><text:span text:style-name="Source_20_Text">(double x, double y) {</text:span></text:p>
      <text:p text:style-name="P6"><text:span text:style-name="Source_20_Text"><text:s text:c="2"/>return x + y;</text:span></text:p>
      <text:p text:style-name="P6"><text:span text:style-name="Source_20_Text">}</text:span></text:p>
      <text:p text:style-name="P6"/>
      <text:p text:style-name="P6"><text:span text:style-name="Source_20_Text">public static void main(String[] args) {</text:span></text:p>
      <text:p text:style-name="P6"><text:span text:style-name="Source_20_Text"><text:s text:c="2"/>int m</text:span><text:span text:style-name="Source_20_Text"><text:span text:style-name="T8">i</text:span></text:span><text:span text:style-name="Source_20_Text">Num1 = </text:span><text:span text:style-name="Source_20_Text"><text:span text:style-name="T8">sumaEnteros</text:span></text:span><text:span text:style-name="Source_20_Text">(8, 5);</text:span></text:p>
      <text:p text:style-name="P6"><text:span text:style-name="Source_20_Text"><text:s text:c="2"/>double m</text:span><text:span text:style-name="Source_20_Text"><text:span text:style-name="T8">i</text:span></text:span><text:span text:style-name="Source_20_Text">Num2 = </text:span><text:span text:style-name="Source_20_Text"><text:span text:style-name="T8">sumaDoble</text:span></text:span><text:span text:style-name="Source_20_Text">(4.3, 6.26);</text:span></text:p>
      <text:p text:style-name="P6"><text:span text:style-name="Source_20_Text"><text:s text:c="2"/>System.out.println("</text:span><text:span text:style-name="Source_20_Text"><text:span text:style-name="T8">Entero</text:span></text:span><text:span text:style-name="Source_20_Text">: " + m</text:span><text:span text:style-name="Source_20_Text"><text:span text:style-name="T8">i</text:span></text:span><text:span text:style-name="Source_20_Text">Num1);</text:span></text:p>
      <text:p text:style-name="P6"><text:span text:style-name="Source_20_Text"><text:s text:c="2"/>System.out.println("</text:span><text:span text:style-name="Source_20_Text"><text:span text:style-name="T8">Doble</text:span></text:span><text:span text:style-name="Source_20_Text">: " + m</text:span><text:span text:style-name="Source_20_Text"><text:span text:style-name="T8">i</text:span></text:span><text:span text:style-name="Source_20_Text">Num2);</text:span></text:p>
      <text:p text:style-name="P13"><text:span text:style-name="Source_20_Text">}</text:span></text:p>
      <text:p text:style-name="P14">En lugar de definir dos métodos que deberían hacer lo mismo, es mejor sobrecargar uno.</text:p>
      <text:p text:style-name="P14">En el ejemplo de abajo, sobrecargamos el<text:span text:style-name="Source_20_Text"> </text:span>método <text:span text:style-name="Source_20_Text"><text:span text:style-name="T8">suma </text:span></text:span>para trabajar <text:span text:style-name="T22">con</text:span> ambos <text:span text:style-name="Source_20_Text">int </text:span>y <text:span text:style-name="Source_20_Text">double</text:span>:</text:p>
      <text:h text:style-name="P3" text:outline-level="3">Ejemplo</text:h>
      <text:p text:style-name="P6"><text:span text:style-name="Source_20_Text">static int </text:span><text:span text:style-name="Source_20_Text"><text:span text:style-name="T8">suma</text:span></text:span><text:span text:style-name="Source_20_Text">(int x, int y) {</text:span></text:p>
      <text:p text:style-name="P6"><text:span text:style-name="Source_20_Text"><text:s text:c="2"/>return x + y;</text:span></text:p>
      <text:p text:style-name="P6"><text:span text:style-name="Source_20_Text">}</text:span></text:p>
      <text:p text:style-name="P6"/>
      <text:p text:style-name="P6"><text:span text:style-name="Source_20_Text">static double </text:span><text:span text:style-name="Source_20_Text"><text:span text:style-name="T8">suma</text:span></text:span><text:span text:style-name="Source_20_Text">(double x, double y) {</text:span></text:p>
      <text:p text:style-name="P6"><text:span text:style-name="Source_20_Text"><text:s text:c="2"/>return x + y;</text:span></text:p>
      <text:p text:style-name="P6"><text:span text:style-name="Source_20_Text">}</text:span></text:p>
      <text:p text:style-name="P6"/>
      <text:p text:style-name="P6"><text:soft-page-break/><text:span text:style-name="Source_20_Text">public static void main(String[] args) {</text:span></text:p>
      <text:p text:style-name="P6"><text:span text:style-name="Source_20_Text"><text:s text:c="2"/>int m</text:span><text:span text:style-name="Source_20_Text"><text:span text:style-name="T8">i</text:span></text:span><text:span text:style-name="Source_20_Text">Num1 = </text:span><text:span text:style-name="Source_20_Text"><text:span text:style-name="T8">suma</text:span></text:span><text:span text:style-name="Source_20_Text">(8, 5);</text:span></text:p>
      <text:p text:style-name="P6"><text:span text:style-name="Source_20_Text"><text:s text:c="2"/>double m</text:span><text:span text:style-name="Source_20_Text"><text:span text:style-name="T8">i</text:span></text:span><text:span text:style-name="Source_20_Text">Num2 = </text:span><text:span text:style-name="Source_20_Text"><text:span text:style-name="T8">suma</text:span></text:span><text:span text:style-name="Source_20_Text">(4.3, 6.26);</text:span></text:p>
      <text:p text:style-name="P6"><text:span text:style-name="Source_20_Text"><text:s text:c="2"/>System.out.println("</text:span><text:span text:style-name="Source_20_Text"><text:span text:style-name="T8">entero</text:span></text:span><text:span text:style-name="Source_20_Text">: " + m</text:span><text:span text:style-name="Source_20_Text"><text:span text:style-name="T8">i</text:span></text:span><text:span text:style-name="Source_20_Text">Num1);</text:span></text:p>
      <text:p text:style-name="P6"><text:span text:style-name="Source_20_Text"><text:s text:c="2"/>System.out.println("doble: " + m</text:span><text:span text:style-name="Source_20_Text"><text:span text:style-name="T8">i</text:span></text:span><text:span text:style-name="Source_20_Text">Num2);</text:span></text:p>
      <text:p text:style-name="P6"><text:span text:style-name="Source_20_Text">}</text:span></text:p>
      <text:p text:style-name="P8"><text:span text:style-name="Source_20_Text"><text:s text:c="2"/></text:span></text:p>
      <text:p text:style-name="P14"><text:span text:style-name="Strong_20_Emphasis">Nota:</text:span> <text:span text:style-name="T8">Varios </text:span>métodos pueden tener el mismo nombre siempre y cuando el número y/o el tipo de parámetros sean diferentes.</text:p>
      <text:h text:style-name="P1" text:outline-level="1">Alcance <text:span text:style-name="T23">(o ámbito) </text:span><text:span text:style-name="T9">en</text:span> Java </text:h>
      <text:p text:style-name="P5"/>
      <text:h text:style-name="P2" text:outline-level="2">Alcance <text:span text:style-name="T10">en</text:span> Java</text:h>
      <text:p text:style-name="P14">En Java, las variables sólo son accesibles dentro de la región <text:span text:style-name="T10">que</text:span> se crean. Esto se llama <text:span text:style-name="Strong_20_Emphasis">alcance </text:span><text:span text:style-name="Strong_20_Emphasis"><text:span text:style-name="T10">(scope)</text:span></text:span>.</text:p>
      <text:p text:style-name="P5"/>
      <text:h text:style-name="P2" text:outline-level="2">Ámbito de aplicación de métodos</text:h>
      <text:p text:style-name="P14">Las variables declaradas directamente dentro de un método están disponibles en cualquier lugar del método siguiendo la línea de código en la que fueron declaradas:</text:p>
      <text:h text:style-name="P3" text:outline-level="3">Ejemplo </text:h>
      <text:p text:style-name="P6"><text:span text:style-name="Source_20_Text">public class Main {</text:span></text:p>
      <text:p text:style-name="P6"><text:span text:style-name="Source_20_Text"><text:s text:c="2"/>public static void main(String[] args) {</text:span></text:p>
      <text:p text:style-name="P6"/>
      <text:p text:style-name="P6"><text:span text:style-name="Source_20_Text"><text:s text:c="4"/>// </text:span><text:span text:style-name="Source_20_Text"><text:span text:style-name="T10">no puedes usar x</text:span></text:span></text:p>
      <text:p text:style-name="P6"/>
      <text:p text:style-name="P6"><text:span text:style-name="Source_20_Text"><text:s text:c="4"/>int x = 100;</text:span></text:p>
      <text:p text:style-name="P6"/>
      <text:p text:style-name="P6"><text:span text:style-name="Source_20_Text"><text:s text:c="4"/>// </text:span><text:span text:style-name="Source_20_Text"><text:span text:style-name="T10">puedes usar x</text:span></text:span></text:p>
      <text:p text:style-name="P6"><text:span text:style-name="Source_20_Text"><text:s text:c="4"/>System.out.println(x);</text:span></text:p>
      <text:p text:style-name="P13"><text:span text:style-name="Source_20_Text"><text:s text:c="2"/></text:span></text:p>
      <text:p text:style-name="P5"/>
      <text:h text:style-name="P2" text:outline-level="2">Alcance del bloque</text:h>
      <text:p text:style-name="P14">Un bloque de código se refiere a todo el código entre <text:span text:style-name="Source_20_Text"><text:span text:style-name="T10">llaves</text:span></text:span>.</text:p>
      <text:p text:style-name="P14"><text:span text:style-name="T10">Las variables declaradas dentro del bloque</text:span> de código sólo son accesibles por el código entre <text:span text:style-name="T10">llaves</text:span>, que sigue la línea en la que se declaró la variable:</text:p>
      <text:h text:style-name="P3" text:outline-level="3">Ejemplo</text:h>
      <text:p text:style-name="P6"><text:span text:style-name="Source_20_Text">public class Main {</text:span></text:p>
      <text:p text:style-name="P6"><text:span text:style-name="Source_20_Text"><text:s text:c="2"/>public static void main(String[] args) {</text:span></text:p>
      <text:p text:style-name="P6"/>
      <text:p text:style-name="P6"><text:span text:style-name="Source_20_Text"><text:s text:c="4"/>// </text:span><text:span text:style-name="Source_20_Text"><text:span text:style-name="T15">aquí </text:span></text:span><text:span text:style-name="Source_20_Text"><text:span text:style-name="T10">no se puede usar x</text:span></text:span></text:p>
      <text:p text:style-name="P6"/>
      <text:p text:style-name="P6"><text:soft-page-break/><text:span text:style-name="Source_20_Text"><text:s text:c="4"/>{ // </text:span><text:span text:style-name="Source_20_Text"><text:span text:style-name="T11">esto es un bloque</text:span></text:span></text:p>
      <text:p text:style-name="P6"/>
      <text:p text:style-name="P6"><text:span text:style-name="Source_20_Text"><text:s text:c="6"/>// </text:span><text:span text:style-name="Source_20_Text"><text:span text:style-name="T13">aquí no</text:span></text:span><text:span text:style-name="Source_20_Text"><text:span text:style-name="T12"> puede</text:span></text:span><text:span text:style-name="Source_20_Text"><text:span text:style-name="T13">s</text:span></text:span><text:span text:style-name="Source_20_Text"><text:span text:style-name="T12"> usar x</text:span></text:span></text:p>
      <text:p text:style-name="P6"/>
      <text:p text:style-name="P6"><text:span text:style-name="Source_20_Text"><text:s text:c="6"/>int x = 100;</text:span></text:p>
      <text:p text:style-name="P6"/>
      <text:p text:style-name="P6"><text:span text:style-name="Source_20_Text"><text:s text:c="6"/>// </text:span><text:span text:style-name="Source_20_Text"><text:span text:style-name="T12">puedes usar x</text:span></text:span></text:p>
      <text:p text:style-name="P6"><text:span text:style-name="Source_20_Text"><text:s text:c="6"/>System.out.println(x);</text:span></text:p>
      <text:p text:style-name="P6"/>
      <text:p text:style-name="P6"><text:span text:style-name="Source_20_Text"><text:s text:c="4"/>} // </text:span><text:span text:style-name="Source_20_Text"><text:span text:style-name="T12">El bloque aquí finaliza</text:span></text:span></text:p>
      <text:p text:style-name="P6"/>
      <text:p text:style-name="P6"><text:span text:style-name="Source_20_Text"><text:s text:c="2"/>// </text:span><text:span text:style-name="Source_20_Text"><text:span text:style-name="T12">Aquí no puedes usar x</text:span></text:span></text:p>
      <text:p text:style-name="P6"/>
      <text:p text:style-name="P6"><text:span text:style-name="Source_20_Text"><text:s text:c="2"/>}</text:span></text:p>
      <text:p text:style-name="P13"><text:span text:style-name="Source_20_Text">}</text:span></text:p>
      <text:p text:style-name="P14">Puede existir un bloque de código <text:span text:style-name="T15">por sí mismo</text:span> o puede pertenecer a un<text:span text:style-name="T14">a sentencia </text:span><text:span text:style-name="Source_20_Text">if</text:span>, <text:span text:style-name="Source_20_Text">while</text:span> o <text:span text:style-name="Source_20_Text">for</text:span>. En el caso de <text:span text:style-name="T14">la sentencia </text:span><text:span text:style-name="Source_20_Text">for</text:span>, <text:span text:style-name="T14">l</text:span>as variables declaradas en la propia declaración también están disponibles dentro del alcance del bloque.</text:p>
      <text:h text:style-name="P1" text:outline-level="1">Recursión <text:span text:style-name="T16">en</text:span> Java</text:h>
      <text:p text:style-name="P5"/>
      <text:h text:style-name="P2" text:outline-level="2">Recursión <text:span text:style-name="T16">en</text:span> Java</text:h>
      <text:p text:style-name="P14">La recursión es la técnica de hacer <text:span text:style-name="T16">que </text:span>una función <text:span text:style-name="T16">se llame</text:span> a sí misma. Esta técnica proporciona una manera descomponerse los problemas complicados en problemas simples que son más fáciles de resolver.</text:p>
      <text:p text:style-name="P14">La recursión puede ser un poco difícil de entender. </text:p>
      <text:p text:style-name="P5"/>
      <text:h text:style-name="P2" text:outline-level="2">Ejemplo de recursión</text:h>
      <text:p text:style-name="P14">Añadir dos números juntos es fácil de hacer, pero añadir un <text:span text:style-name="T17">rango</text:span> de números es más complicado. En el siguiente ejemplo, se utiliza la recursión para añadir un <text:span text:style-name="T17">rango</text:span> de números juntos <text:span text:style-name="T17">dividiéndolos</text:span> en <text:span text:style-name="T17">una</text:span> tarea <text:span text:style-name="T17">más simple </text:span>de añadir dos números:</text:p>
      <text:h text:style-name="P15" text:outline-level="3">Ejemplo </text:h>
      <text:p text:style-name="P17">Util<text:span text:style-name="T17">i</text:span><text:span text:style-name="T24">za</text:span> la recursión para añadir todos los números hasta 10.</text:p>
      <text:p text:style-name="P6"><text:span text:style-name="Source_20_Text">public class Main {</text:span></text:p>
      <text:p text:style-name="P6"><text:span text:style-name="Source_20_Text"><text:s text:c="2"/>public static void main(String[] args) {</text:span></text:p>
      <text:p text:style-name="P6"><text:span text:style-name="Source_20_Text"><text:s text:c="4"/>int result</text:span><text:span text:style-name="Source_20_Text"><text:span text:style-name="T18">ado</text:span></text:span><text:span text:style-name="Source_20_Text"> = sum</text:span><text:span text:style-name="Source_20_Text"><text:span text:style-name="T18">a</text:span></text:span><text:span text:style-name="Source_20_Text">(10);</text:span></text:p>
      <text:p text:style-name="P6"><text:span text:style-name="Source_20_Text"><text:s text:c="4"/>System.out.println(result</text:span><text:span text:style-name="Source_20_Text"><text:span text:style-name="T18">ado</text:span></text:span><text:span text:style-name="Source_20_Text">);</text:span></text:p>
      <text:p text:style-name="P6"><text:span text:style-name="Source_20_Text"><text:s text:c="2"/></text:span><text:span text:style-name="Source_20_Text"><text:span text:style-name="T25">}</text:span></text:span></text:p>
      <text:p text:style-name="P6"><text:span text:style-name="Source_20_Text"><text:s text:c="2"/>public static int sum</text:span><text:span text:style-name="Source_20_Text"><text:span text:style-name="T18">a</text:span></text:span><text:span text:style-name="Source_20_Text">(int k) {</text:span></text:p>
      <text:p text:style-name="P6"><text:span text:style-name="Source_20_Text"><text:s text:c="4"/>if (k &gt; 0) {</text:span></text:p>
      <text:p text:style-name="P6"><text:span text:style-name="Source_20_Text"><text:s text:c="6"/>return k + sum</text:span><text:span text:style-name="Source_20_Text"><text:span text:style-name="T18">a</text:span></text:span><text:span text:style-name="Source_20_Text">(k - 1);</text:span></text:p>
      <text:p text:style-name="P6"><text:span text:style-name="Source_20_Text"><text:s text:c="4"/>} else {</text:span></text:p>
      <text:p text:style-name="P6"><text:span text:style-name="Source_20_Text"><text:s text:c="6"/>return 0;</text:span></text:p>
      <text:p text:style-name="P16"><text:span text:style-name="Source_20_Text"><text:span text:style-name="T26"><text:s text:c="4"/>}</text:span></text:span></text:p>
      <text:p text:style-name="P16"><text:span text:style-name="Source_20_Text"><text:s text:c="2"/></text:span><text:span text:style-name="Source_20_Text"><text:span text:style-name="T26">}</text:span></text:span></text:p>
      <text:p text:style-name="P16"><text:soft-page-break/><text:span text:style-name="Source_20_Text"><text:span text:style-name="T26">}</text:span></text:span></text:p>
      <text:p text:style-name="P6"><text:span text:style-name="Source_20_Text"><text:s text:c="4"/></text:span></text:p>
      <text:h text:style-name="P3" text:outline-level="3"><text:span text:style-name="T19">E</text:span>jemplo <text:span text:style-name="T19">explicado</text:span></text:h>
      <text:p text:style-name="P14">Cuando <text:span text:style-name="T19">se llama a la función</text:span> <text:span text:style-name="Source_20_Text">sum</text:span><text:span text:style-name="Source_20_Text"><text:span text:style-name="T27">a</text:span></text:span><text:span text:style-name="Source_20_Text">()</text:span>, añade <text:span text:style-name="T19">el </text:span>parámetro <text:span text:style-name="Source_20_Text">k </text:span>a la suma de todos los números más pequeños que <text:span text:style-name="Source_20_Text">k </text:span>y devuelve el resultado. Cuando k se convierte en 0, la función sólo devuelve 0. Cuando <text:span text:style-name="T19">está </text:span>en ejecución, el programa sigue estos pasos:</text:p>
      <text:p text:style-name="P18">10 + sum<text:span text:style-name="T19">a</text:span>(9)<text:line-break/>10 + ( 9 + sum<text:span text:style-name="T19">a</text:span>(8) )<text:line-break/>10 + ( 9 + ( 8 + sum<text:span text:style-name="T19">a</text:span>(7) ) )<text:line-break/>...<text:line-break/>10 + 9 + 8 + 7 + 6 + 5 + 4 + 3 + 2 + 1 + sum<text:span text:style-name="T19">a</text:span>(0)<text:line-break/>10 + 9 + 8 + 7 + 6 + 5 + 4 + 3 + 2 + 1 + 0 </text:p>
      <text:p text:style-name="P23">Dado que la función no se <text:span text:style-name="T20">l</text:span>lama cuando <text:span text:style-name="Source_20_Text">k </text:span>es 0, el programa se detiene allí y devuelve el resultado.</text:p>
      <text:p text:style-name="P23"/>
      <text:p text:style-name="P26"><text:span text:style-name="T4">Ejercicio</text:span>: resta de números comprendidos entre 8 y 5.</text:p>
      <text:p text:style-name="P24"/>
      <text:p text:style-name="P24"/>
      <text:p text:style-name="P5"/>
      <text:p text:style-name="P14"/>
      <text:p text:style-name="P14"/>
      <text:h text:style-name="P2" text:outline-level="2">Detención de la condición</text:h>
      <text:p text:style-name="P14">Así como los bucles pueden <text:span text:style-name="T20">encontrarse</text:span> con el problema del bucle infinito, las funciones recursivas pueden <text:span text:style-name="T20">encontrarse</text:span> con el problema de la recursión infinita. La recursión infinita es cuando la función nunca deja de llamar<text:span text:style-name="T20">se a</text:span> <text:span text:style-name="T27">sí</text:span> mism<text:span text:style-name="T27">a</text:span>. Cada función recursiva debe tener una condición de deten<text:span text:style-name="T20">ción</text:span>, que es la condición donde la función deja de llamarse. En el ejemplo anterior, la condición de par<text:span text:style-name="T20">ada</text:span> es cuando el parámetro <text:span text:style-name="Source_20_Text">k </text:span>se convierte en 0.</text:p>
      <text:p text:style-name="P14">Es útil ver una variedad de ejemplos diferentes para entender mejor el concepto. En est<text:span text:style-name="T21">e ejemplo</text:span>, la función añade un rango de números entre un comienzo y un final. La condición <text:span text:style-name="T21">de parada </text:span>para esta función recursiva es cuando <text:span text:style-name="Strong_20_Emphasis">el final</text:span> no es mayor que <text:span text:style-name="Strong_20_Emphasis">el inicio:</text:span></text:p>
      <text:h text:style-name="P3" text:outline-level="3">Ejemplo</text:h>
      <text:p text:style-name="P14">Utilice <text:span text:style-name="T27">la</text:span> recursión para añadir todos los números entre 5 y 10.</text:p>
      <text:p text:style-name="P6"><text:span text:style-name="Source_20_Text">public class Main {</text:span></text:p>
      <text:p text:style-name="P6"><text:span text:style-name="Source_20_Text"><text:s text:c="2"/>public static void main(String[] args) {</text:span></text:p>
      <text:p text:style-name="P6"><text:span text:style-name="Source_20_Text"><text:s text:c="4"/>int result</text:span><text:span text:style-name="Source_20_Text"><text:span text:style-name="T21">ado</text:span></text:span><text:span text:style-name="Source_20_Text"> = sum</text:span><text:span text:style-name="Source_20_Text"><text:span text:style-name="T21">a</text:span></text:span><text:span text:style-name="Source_20_Text">(5, 10);</text:span></text:p>
      <text:p text:style-name="P6"><text:span text:style-name="Source_20_Text"><text:s text:c="4"/>System.out.println(result</text:span><text:span text:style-name="Source_20_Text"><text:span text:style-name="T21">ado</text:span></text:span><text:span text:style-name="Source_20_Text">);</text:span></text:p>
      <text:p text:style-name="P6"><text:span text:style-name="Source_20_Text"><text:s text:c="2"/></text:span><text:span text:style-name="Source_20_Text"><text:span text:style-name="T27">}</text:span></text:span></text:p>
      <text:p text:style-name="P6"><text:span text:style-name="Source_20_Text"><text:s text:c="2"/>public static int sum</text:span><text:span text:style-name="Source_20_Text"><text:span text:style-name="T21">a</text:span></text:span><text:span text:style-name="Source_20_Text">(int </text:span><text:span text:style-name="Source_20_Text"><text:span text:style-name="T21">inicio</text:span></text:span><text:span text:style-name="Source_20_Text">, int </text:span><text:span text:style-name="Source_20_Text"><text:span text:style-name="T21">fin</text:span></text:span><text:span text:style-name="Source_20_Text">) {</text:span></text:p>
      <text:p text:style-name="P6"><text:span text:style-name="Source_20_Text"><text:s text:c="4"/>if (</text:span><text:span text:style-name="Source_20_Text"><text:span text:style-name="T21">fin</text:span></text:span><text:span text:style-name="Source_20_Text"> &gt; </text:span><text:span text:style-name="Source_20_Text"><text:span text:style-name="T21">inicio</text:span></text:span><text:span text:style-name="Source_20_Text">) {</text:span></text:p>
      <text:p text:style-name="P6"><text:span text:style-name="Source_20_Text"><text:s text:c="6"/>return </text:span><text:span text:style-name="Source_20_Text"><text:span text:style-name="T21">fin</text:span></text:span><text:span text:style-name="Source_20_Text"> + sum</text:span><text:span text:style-name="Source_20_Text"><text:span text:style-name="T21">a</text:span></text:span><text:span text:style-name="Source_20_Text">(</text:span><text:span text:style-name="Source_20_Text"><text:span text:style-name="T21">inicio</text:span></text:span><text:span text:style-name="Source_20_Text">, </text:span><text:span text:style-name="Source_20_Text"><text:span text:style-name="T21">fin</text:span></text:span><text:span text:style-name="Source_20_Text"> - 1);</text:span></text:p>
      <text:p text:style-name="P6"><text:span text:style-name="Source_20_Text"><text:s text:c="4"/>} else {</text:span></text:p>
      <text:p text:style-name="P6"><text:soft-page-break/><text:span text:style-name="Source_20_Text"><text:s text:c="6"/>return </text:span><text:span text:style-name="Source_20_Text"><text:span text:style-name="T21">fin</text:span></text:span><text:span text:style-name="Source_20_Text">;</text:span></text:p>
      <text:p text:style-name="P6"><text:span text:style-name="Source_20_Text"><text:s text:c="4"/>}</text:span></text:p>
      <text:p text:style-name="P6"><text:span text:style-name="Source_20_Text"><text:s text:c="2"/>}</text:span></text:p>
      <text:p text:style-name="P13"><text:span text:style-name="Source_20_Text">}</text:span></text:p>
      <text:p text:style-name="P14">El desarrollador debe ser muy cuidadoso con la recursión, ya que puede ser bastante fácil escribir una función que nunca termina, o uno que utiliza cantidades excesivas de memoria o potencia del procesador. Sin embargo, cuando se escribe correctamente la recursión puede ser un enfoque muy eficiente y matemáticamente elegante para la programación.</text:p>
      <text:p text:style-name="P14"/>
      <text:p text:style-name="P25"><text:span text:style-name="T4">Ejercicio</text:span>: factorial de un númer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5T09:30:58.084000000</meta:creation-date>
    <dc:date>2023-11-17T09:11:36.016000000</dc:date>
    <meta:editing-duration>PT3H28M1S</meta:editing-duration>
    <meta:editing-cycles>35</meta:editing-cycles>
    <meta:generator>LibreOffice/7.6.0.3$Windows_X86_64 LibreOffice_project/69edd8b8ebc41d00b4de3915dc82f8f0fc3b6265</meta:generator>
    <meta:document-statistic meta:table-count="0" meta:image-count="0" meta:object-count="0" meta:page-count="9" meta:paragraph-count="258" meta:word-count="1718" meta:character-count="10188" meta:non-whitespace-character-count="8340"/>
  </office:meta>
</office:document-meta>
</file>